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1.25cm" fo:min-width="4.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svg:stroke-color="#00ae00" draw:fill="none" draw:textarea-horizontal-align="justify" draw:textarea-vertical-align="middle" draw:auto-grow-height="false" fo:min-height="0.85cm" fo:min-width="3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5cm"/>
    </style:style>
    <style:style style:name="gr9" style:family="graphic" style:parent-style-name="standard">
      <style:graphic-properties svg:stroke-color="#ff00ff" draw:fill="none" draw:textarea-horizontal-align="justify" draw:textarea-vertical-align="middle" draw:auto-grow-height="false" fo:min-height="0.95cm" fo:min-width="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5cm"/>
    </style:style>
    <style:style style:name="gr12" style:family="graphic" style:parent-style-name="standard">
      <style:graphic-properties svg:stroke-color="#00ae00" draw:fill="none" draw:textarea-horizontal-align="justify" draw:textarea-vertical-align="middle" draw:auto-grow-height="false" fo:min-height="0.95cm" fo:min-width="3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09cm"/>
    </style:style>
    <style:style style:name="gr15" style:family="graphic" style:parent-style-name="standard">
      <style:graphic-properties svg:stroke-color="#0000ff" draw:fill="none" draw:textarea-horizontal-align="justify" draw:textarea-vertical-align="middle" draw:auto-grow-height="false" fo:min-height="0.85cm" fo:min-width="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.5cm" svg:x="4.4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1.2cm" svg:x="4.7cm" svg:y="2.2cm">
          <draw:text-box>
            <text:p><text:span text:style-name="T1">Herd of N cows</text:span></text:p>
          </draw:text-box>
        </draw:frame>
        <draw:custom-shape draw:style-name="gr1" draw:text-style-name="P1" draw:layer="layout" svg:width="5cm" svg:height="1.5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cm" svg:height="1.1cm" svg:x="0.7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66cm" svg:height="0.725cm" svg:x="0.8cm" svg:y="0.7cm">
          <draw:text-box>
            <text:p><text:span text:style-name="T2">0.18 N cows culled</text:span></text:p>
          </draw:text-box>
        </draw:frame>
        <draw:line draw:style-name="gr5" draw:text-style-name="P1" draw:layer="layout" svg:x1="4.4cm" svg:y1="2.6cm" svg:x2="2.5cm" svg:y2="2.6cm">
          <text:p/>
        </draw:line>
        <draw:line draw:style-name="gr6" draw:text-style-name="P1" draw:layer="layout" svg:x1="2.5cm" svg:y1="2.6cm" svg:x2="2.5cm" svg:y2="1.6cm">
          <text:p/>
        </draw:line>
        <draw:frame draw:style-name="gr7" draw:text-style-name="P3" draw:layer="layout" svg:width="4.045cm" svg:height="0.725cm" svg:x="4.9cm" svg:y="4.601cm">
          <draw:text-box>
            <text:p><text:span text:style-name="T2">0.97 N calves born</text:span></text:p>
          </draw:text-box>
        </draw:frame>
        <draw:custom-shape draw:style-name="gr1" draw:text-style-name="P1" draw:layer="layout" svg:width="5cm" svg:height="1.5cm" svg:x="4.4cm" svg:y="6.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85cm" svg:height="0.725cm" svg:x="4.6cm" svg:y="6.801cm">
          <draw:text-box>
            <text:p><text:span text:style-name="T2">0.91 N calves weaned</text:span></text:p>
          </draw:text-box>
        </draw:frame>
        <draw:line draw:style-name="gr6" draw:text-style-name="P1" draw:layer="layout" svg:x1="6.8cm" svg:y1="3.4cm" svg:x2="6.8cm" svg:y2="4.2cm">
          <text:p/>
        </draw:line>
        <draw:line draw:style-name="gr6" draw:text-style-name="P1" draw:layer="layout" svg:x1="6.8cm" svg:y1="5.7cm" svg:x2="6.8cm" svg:y2="6.4cm">
          <text:p/>
        </draw:line>
        <draw:custom-shape draw:style-name="gr9" draw:text-style-name="P1" draw:layer="layout" svg:width="4.3cm" svg:height="1.2cm" svg:x="1cm" svg:y="8.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893cm" svg:height="0.645cm" svg:x="1.2cm" svg:y="8.501cm">
          <draw:text-box>
            <text:p><text:span text:style-name="T3">0.46 N males weaned</text:span></text:p>
          </draw:text-box>
        </draw:frame>
        <draw:custom-shape draw:style-name="gr9" draw:text-style-name="P1" draw:layer="layout" svg:width="4.3cm" svg:height="1.2cm" svg:x="8.4cm" svg:y="8.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185cm" svg:height="0.645cm" svg:x="8.5cm" svg:y="8.501cm">
          <draw:text-box>
            <text:p><text:span text:style-name="T3">0.45 N females weaned</text:span></text:p>
          </draw:text-box>
        </draw:frame>
        <draw:line draw:style-name="gr5" draw:text-style-name="P1" draw:layer="layout" svg:x1="4.4cm" svg:y1="7.1cm" svg:x2="3cm" svg:y2="7.1cm">
          <text:p/>
        </draw:line>
        <draw:line draw:style-name="gr6" draw:text-style-name="P1" draw:layer="layout" svg:x1="3cm" svg:y1="7.1cm" svg:x2="3cm" svg:y2="8.2cm">
          <text:p/>
        </draw:line>
        <draw:line draw:style-name="gr5" draw:text-style-name="P1" draw:layer="layout" svg:x1="9.4cm" svg:y1="7.1cm" svg:x2="10.6cm" svg:y2="7.1cm">
          <text:p/>
        </draw:line>
        <draw:line draw:style-name="gr6" draw:text-style-name="P1" draw:layer="layout" svg:x1="10.6cm" svg:y1="7.1cm" svg:x2="10.6cm" svg:y2="8.2cm">
          <text:p/>
        </draw:line>
        <draw:custom-shape draw:style-name="gr12" draw:text-style-name="P1" draw:layer="layout" svg:width="4.3cm" svg:height="1.2cm" svg:x="8.4cm" svg:y="10.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601cm" svg:height="0.645cm" svg:x="8.7cm" svg:y="10.501cm">
          <draw:text-box>
            <text:p><text:span text:style-name="T3">0.45 N females sold</text:span></text:p>
          </draw:text-box>
        </draw:frame>
        <draw:line draw:style-name="gr6" draw:text-style-name="P1" draw:layer="layout" svg:x1="10.6cm" svg:y1="9.4cm" svg:x2="10.6cm" svg:y2="10.2cm">
          <text:p/>
        </draw:line>
        <draw:custom-shape draw:style-name="gr12" draw:text-style-name="P1" draw:layer="layout" svg:width="4.3cm" svg:height="1.2cm" svg:x="1cm" svg:y="10.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309cm" svg:height="0.645cm" svg:x="1.2cm" svg:y="10.501cm">
          <draw:text-box>
            <text:p><text:span text:style-name="T3">0.46 N males sold</text:span></text:p>
          </draw:text-box>
        </draw:frame>
        <draw:line draw:style-name="gr6" draw:text-style-name="P1" draw:layer="layout" svg:x1="3cm" svg:y1="9.4cm" svg:x2="3cm" svg:y2="10.2cm">
          <text:p/>
        </draw:line>
        <draw:custom-shape draw:style-name="gr15" draw:text-style-name="P1" draw:layer="layout" svg:width="4.5cm" svg:height="1.1cm" svg:x="9.6cm" svg:y="0.5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57cm" svg:height="0.725cm" svg:x="9.5cm" svg:y="0.701cm">
          <draw:text-box>
            <text:p><text:span text:style-name="T2">0.18 N heifers bought</text:span></text:p>
          </draw:text-box>
        </draw:frame>
        <draw:line draw:style-name="gr5" draw:text-style-name="P1" draw:layer="layout" svg:x1="9.6cm" svg:y1="1cm" svg:x2="8cm" svg:y2="1cm">
          <text:p/>
        </draw:line>
        <draw:line draw:style-name="gr6" draw:text-style-name="P1" draw:layer="layout" svg:x1="8cm" svg:y1="1cm" svg:x2="8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5T07:42:52.214061263</dc:date>
    <meta:editing-duration>PT2M40S</meta:editing-duration>
    <meta:editing-cycles>3</meta:editing-cycles>
    <meta:generator>LibreOffice/6.1.0.3$MacOSX_X86_64 LibreOffice_project/efb621ed25068d70781dc026f7e9c5187a4decd1</meta:generator>
    <meta:document-statistic meta:object-count="30"/>
  </office:meta>
</office:document-meta>
</file>